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legreya Sans" svg:font-family="'Alegreya Sans'" style:font-adornments="Medium Italic" style:font-family-generic="swiss" style:font-pitch="variable"/>
    <style:font-face style:name="Alegreya Sans SC" svg:font-family="'Alegreya Sans SC'" style:font-adornments="ExtraBold Italic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style:font-name="Noto Sans" officeooo:rsid="001362bc" officeooo:paragraph-rsid="000b5a3a"/>
    </style:style>
    <style:style style:name="P2" style:family="paragraph" style:parent-style-name="Note">
      <style:text-properties style:font-name="Noto Sans" officeooo:paragraph-rsid="000b5a3a"/>
    </style:style>
    <style:style style:name="P3" style:family="paragraph" style:parent-style-name="Tip">
      <style:text-properties style:font-name="Noto Sans" officeooo:paragraph-rsid="000b5a3a"/>
    </style:style>
    <style:style style:name="P4" style:family="paragraph" style:parent-style-name="Important">
      <style:text-properties style:font-name="Noto Sans" officeooo:paragraph-rsid="000b5a3a"/>
    </style:style>
    <style:style style:name="P5" style:family="paragraph" style:parent-style-name="Warning">
      <style:text-properties style:font-name="Noto Sans" officeooo:paragraph-rsid="000b5a3a"/>
    </style:style>
    <style:style style:name="P6" style:family="paragraph" style:parent-style-name="Caution">
      <style:text-properties style:font-name="Noto Sans" officeooo:paragraph-rsid="000b5a3a"/>
    </style:style>
    <style:style style:name="P7" style:family="paragraph" style:parent-style-name="Text_20_body">
      <style:text-properties style:font-name="Noto Sans" officeooo:paragraph-rsid="000b5a3a"/>
    </style:style>
    <style:style style:name="T1" style:family="text">
      <style:text-properties officeooo:rsid="001cd884" style:font-family-asian="'Apple Color Emoji'" style:font-style-name-asian="Medium Italic" style:font-family-complex="'Apple Color Emoji'" style:font-style-name-complex="Medium 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💡 </text:span>Note</text:p>
      <text:p text:style-name="P3"><text:span text:style-name="T1">🚦 </text:span>Tip</text:p>
      <text:p text:style-name="P4"><text:span text:style-name="T1">🚨 </text:span>Important</text:p>
      <text:p text:style-name="P5"><text:span text:style-name="T1">🧨 </text:span>Warning</text:p>
      <text:p text:style-name="P6"><text:span text:style-name="T1">🚧 </text:span>Caution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legreya Sans" svg:font-family="'Alegreya Sans'" style:font-adornments="Medium Italic" style:font-family-generic="swiss" style:font-pitch="variable"/>
    <style:font-face style:name="Alegreya Sans SC" svg:font-family="'Alegreya Sans SC'" style:font-adornments="ExtraBold Italic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legreya Sans SC" fo:font-family="'Alegreya Sans SC'" style:font-style-name="ExtraBold Italic" style:font-family-generic="swiss" style:font-pitch="variable" fo:font-size="28pt" fo:font-style="italic" fo:font-weight="800" style:font-size-asian="28pt" style:font-weight-asian="bold" style:font-size-complex="28pt" style:font-weight-complex="bold"/>
    </style:style>
    <style:style style:name="Note" style:family="paragraph" style:parent-style-name="Standard" style:next-style-name="Normal" style:master-page-name="">
      <loext:graphic-properties draw:fill="solid" draw:fill-color="#dcedc8" draw:opacity="50%"/>
      <style:paragraph-properties fo:margin-left="0.1181in" fo:margin-right="0.1181in" fo:margin-top="0.1965in" fo:margin-bottom="0.1965in" style:contextual-spacing="true" fo:line-height="150%" fo:text-align="start" style:justify-single-word="false" fo:keep-together="always" style:page-number="auto" fo:background-color="#dcedc8" fo:padding="0.0783in" fo:border-left="4.51pt solid #5eb91e" fo:border-right="0.06pt dotted #5eb91e" fo:border-top="0.06pt dotted #5eb91e" fo:border-bottom="0.06pt dotted #5eb91e"/>
      <style:text-properties fo:color="#000000" loext:opacity="100%" style:font-name="Alegreya Sans" fo:font-family="'Alegreya Sans'" style:font-style-name="Medium Italic" style:font-family-generic="swiss" style:font-pitch="variable" fo:font-style="italic" fo:font-weight="normal" officeooo:rsid="001b3ee9" style:text-emphasize="none"/>
    </style:style>
    <style:style style:name="Normal" style:family="paragraph" style:parent-style-name="Text_20_body"/>
    <style:style style:name="Tip" style:family="paragraph" style:parent-style-name="Note">
      <loext:graphic-properties draw:fill="solid" draw:fill-color="#b3e5fc"/>
      <style:paragraph-properties fo:background-color="#b3e5fc" fo:padding="0.0783in" fo:border-left="4.51pt solid #7986cb" fo:border-right="0.06pt dotted #7986cb" fo:border-top="0.06pt dotted #7986cb" fo:border-bottom="0.06pt dotted #7986cb"/>
    </style:style>
    <style:style style:name="Important" style:family="paragraph" style:parent-style-name="Note">
      <loext:graphic-properties draw:fill="solid" draw:fill-color="#ffcc80"/>
      <style:paragraph-properties fo:background-color="#ffcc80" fo:padding="0.0783in" fo:border-left="4.51pt solid #ffca28" fo:border-right="0.06pt dotted #ffca28" fo:border-top="0.06pt dotted #ffca28" fo:border-bottom="0.06pt dotted #ffca28" style:shadow="#eeeeee 0.0398in 0.0398in"/>
    </style:style>
    <style:style style:name="Warning" style:family="paragraph" style:parent-style-name="Note">
      <loext:graphic-properties draw:fill="solid" draw:fill-color="#ef9a9a"/>
      <style:paragraph-properties fo:background-color="#ef9a9a" fo:padding="0.0783in" fo:border-left="4.51pt solid #ef5350" fo:border-right="0.06pt dotted #ef5350" fo:border-top="0.06pt dotted #ef5350" fo:border-bottom="0.06pt dotted #ef5350" style:shadow="#eeeeee 0.0398in 0.0398in"/>
    </style:style>
    <style:style style:name="Caution" style:family="paragraph" style:parent-style-name="Note">
      <loext:graphic-properties draw:fill="solid" draw:fill-color="#ffcdd2"/>
      <style:paragraph-properties fo:background-color="#ffcdd2" fo:padding="0.0783in" fo:border-left="4.51pt solid #ffab91" fo:border-right="0.06pt dotted #ffab91" fo:border-top="0.06pt dotted #ffab91" fo:border-bottom="0.06pt dotted #ffab91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10:09:20.026619000</meta:creation-date>
    <dc:date>2025-07-11T10:14:37.428517000</dc:date>
    <meta:editing-duration>PT46S</meta:editing-duration>
    <meta:editing-cycles>2</meta:editing-cycles>
    <meta:generator>LibreOfficeDev/25.8.0.0.alpha0$MacOSX_X86_64 LibreOffice_project/b4965d0a7875384d1fedc7d43762c94b30e5e90f</meta:generator>
    <meta:document-statistic meta:table-count="0" meta:image-count="0" meta:object-count="0" meta:page-count="1" meta:paragraph-count="5" meta:word-count="10" meta:character-count="40" meta:non-whitespace-character-count="35"/>
  </office:meta>
</office:document-meta>
</file>